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19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19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instruction </text:span><text:span text:style-name="T6">of current using </text:span><text:span text:style-name="T6">portal don't 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fields </text:span><text:span text:style-name="T4">required</text:span></text:p>
            <text:p><text:span text:style-name="T4">- Select 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tratio</text:span><text:span text:style-name="T5">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</text:span><text:span text:style-name="T6">list</text:span></text:p>
            <text:p><text:span text:style-name="T6">- The results are </text:span><text:span text:style-name="T6">displayed matching </text:span><text:span text:style-name="T6">with 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8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8-02T18:15:16</dc:date>
    <dc:language>en-US</dc:language>
    <meta:editing-cycles>230</meta:editing-cycles>
    <meta:editing-duration>P5DT9H23M46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